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Hello and wecome to My Licence Genorator, copy/paste the code #below to http://pythontutor.com/visualize.html#mode=edit to #execute. Thank you and have a great day!</text:span></text:p>
      <text:p text:style-name="P1"><text:span text:style-name="T1"/></text:p>
      <text:p text:style-name="P1"><text:span text:style-name="T1">import random</text:span></text:p>
      <text:p text:style-name="P1"><text:span text:style-name="T1"/></text:p>
      <text:p text:style-name="P1"><text:span text:style-name="T1">rnd = random.randint(0, 25)</text:span></text:p>
      <text:p text:style-name="P1"><text:span text:style-name="T1">letterList = ['a', 'b', 'c', 'd', 'e', 'f', 'g', 'h', 'i', 'j', 'k', 'l', 'm', \</text:span></text:p>
      <text:p text:style-name="P1"><text:span text:style-name="T1"><text:s text:c="14"/>'n', 'o', 'p', 'q', 'r', 's', 't', 'u', 'v', 'w', 'x', 'y', 'z']</text:span></text:p>
      <text:p text:style-name="P1"><text:span text:style-name="T1"/></text:p>
      <text:p text:style-name="P1"><text:span text:style-name="T1">print(letterList[rnd] + letterList[random.randint(0, 25)] + \</text:span></text:p>
      <text:p text:style-name="P1"><text:span text:style-name="T1"><text:s text:c="6"/>letterList[random.randint(0, 25)] + '-' + str(random.randint(0, 999))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